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896d" officeooo:paragraph-rsid="001689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01T20:05:46.774000000</dc:date>
    <meta:editing-duration>PT1M27S</meta:editing-duration>
    <meta:editing-cycles>2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